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6f078" officeooo:paragraph-rsid="0016f078"/>
    </style:style>
    <style:style style:name="P2" style:family="paragraph" style:parent-style-name="Heading_20_1">
      <style:text-properties officeooo:rsid="0016f078" officeooo:paragraph-rsid="0016f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intenance serveur</text:p>
      <text:h text:style-name="P2" text:outline-level="1"/>
      <text:p text:style-name="P1">7/7/2014 Crontab ubuntu, lancement automatique de :</text:p>
      <text:p text:style-name="P1">0 0 * * * sh /var/lib/tomcat7/webapps/TheJobCoach/tools/exec_background.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22:04:34.257679308</meta:creation-date>
    <dc:date>2014-07-07T22:05:59.044588496</dc:date>
    <meta:editing-duration>P0D</meta:editing-duration>
    <meta:editing-cycles>1</meta:editing-cycles>
    <meta:document-statistic meta:table-count="0" meta:image-count="0" meta:object-count="0" meta:page-count="1" meta:paragraph-count="3" meta:word-count="16" meta:character-count="144" meta:non-whitespace-character-count="131"/>
    <meta:generator>LibreOffice/4.2.3.3$Linux_X86_64 LibreOffice_project/420m0$Build-3</meta:generator>
  </office:meta>
</office:document-meta>
</file>